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6.29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ta1" style:family="table" style:master-page-name="PageStyle_5f_zestaw_20_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0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9" style:family="table-cell" style:parent-style-name="Default" style:data-style-name="N0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10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26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27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16" style:family="table-cell" style:parent-style-name="Default" style:data-style-name="N127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28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27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28" style:family="table-cell" style:parent-style-name="Default" style:data-style-name="N1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29" style:family="table-cell" style:parent-style-name="Default" style:data-style-name="N12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34" style:family="table-cell" style:parent-style-name="Default" style:data-style-name="N12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27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28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39" style:family="table-cell" style:parent-style-name="Default" style:data-style-name="N128">
      <style:table-cell-properties fo:padding="0.071cm"/>
    </style:style>
    <style:style style:name="ce40" style:family="table-cell" style:parent-style-name="Default" style:data-style-name="N128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41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</style:style>
    <style:style style:name="ce42" style:family="table-cell" style:parent-style-name="Default" style:data-style-name="N2">
      <style:table-cell-properties fo:padding="0.071cm"/>
    </style:style>
    <style:style style:name="ce43" style:family="table-cell" style:parent-style-name="Default" style:data-style-name="N2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-33% 58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  <style:style style:name="T6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-33% 58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estaw 4" table:style-name="ta1">
        <office:forms form:automatic-focus="false" form:apply-design-mode="false"/>
        <table:shapes>
          <draw:frame draw:z-index="0" draw:style-name="gr1" draw:text-style-name="P1" svg:width="17.973cm" svg:height="9.758cm" svg:x="15.644cm" svg:y="2.336cm">
            <draw:object draw:notify-on-update-of-ranges="'zestaw 4'.C17:'zestaw 4'.C43 'zestaw 4'.E17:'zestaw 4'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Ćwiczenie E08IS "Wzmacniacz operacyjny" - wyniki pomiarów, zestaw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paratura użyta w częściach 5.1 i 5.2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1). Moduł doświadczalny W-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2). Zespół Źródeł Sterujących, nr inw. ZŹS-0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3). Multimetr UT-804, nr inw. I3/RPO/010/T8/50/1 - do pomiaru U<text:span text:style-name="T1">WE</text:span><text:span text:style-name="T2">, zakres 40 V DC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4). Multimetr Protek 506, nr inw. WD043.01-005-203 - do pomiaru U<text:span text:style-name="T1">WY</text:span><text:span text:style-name="T2">, zakres 40 V DC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5). Generator funkcyjny DF1641B, nr inw. WD045.01-007-203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6). Oscyloskop cyfrowy SIGLENT SDS 1052DL, nr inw. I3/RPO/010/T8/68/3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7). Zasilacz Siglent SPD3303D, nr inw. I3/RPO/010/T8/48/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5.1. Wzmacniacz w układzie odwracającym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5.1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38" office:value-type="float" office:value="-12.015" calcext:value-type="float">
            <text:p>-12,015</text:p>
          </table:table-cell>
          <table:table-cell table:style-name="ce38" table:formula="of:=ABS([.C17])*0.0005+0.005" office:value-type="float" office:value="0.0110075" calcext:value-type="float">
            <text:p>0,011</text:p>
          </table:table-cell>
          <table:table-cell table:style-name="ce41" office:value-type="float" office:value="14.07" calcext:value-type="float">
            <text:p>14,07</text:p>
          </table:table-cell>
          <table:table-cell table:style-name="ce38" table:formula="of:=ABS([.E17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9" office:value-type="float" office:value="-11.039" calcext:value-type="float">
            <text:p>-11,039</text:p>
          </table:table-cell>
          <table:table-cell table:style-name="ce38" table:formula="of:=ABS([.C18])*0.0005+0.005" office:value-type="float" office:value="0.0105195" calcext:value-type="float">
            <text:p>0,011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18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0.047" calcext:value-type="float">
            <text:p>-10,047</text:p>
          </table:table-cell>
          <table:table-cell table:style-name="ce38" table:formula="of:=ABS([.C19])*0.0005+0.005" office:value-type="float" office:value="0.0100235" calcext:value-type="float">
            <text:p>0,010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19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9.023" calcext:value-type="float">
            <text:p>-9,023</text:p>
          </table:table-cell>
          <table:table-cell table:style-name="ce38" table:formula="of:=ABS([.C20])*0.0005+0.005" office:value-type="float" office:value="0.0095115" calcext:value-type="float">
            <text:p>0,010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20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8.033" calcext:value-type="float">
            <text:p>-8,033</text:p>
          </table:table-cell>
          <table:table-cell table:style-name="ce38" table:formula="of:=ABS([.C21])*0.0005+0.005" office:value-type="float" office:value="0.0090165" calcext:value-type="float">
            <text:p>0,009</text:p>
          </table:table-cell>
          <table:table-cell table:style-name="ce27" office:value-type="float" office:value="14.07" calcext:value-type="float">
            <text:p>14,07</text:p>
          </table:table-cell>
          <table:table-cell table:style-name="ce38" table:formula="of:=ABS([.E21])*0.005+0.02" office:value-type="float" office:value="0.0903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7.131" calcext:value-type="float">
            <text:p>-7,131</text:p>
          </table:table-cell>
          <table:table-cell table:style-name="ce38" table:formula="of:=ABS([.C22])*0.0005+0.005" office:value-type="float" office:value="0.0085655" calcext:value-type="float">
            <text:p>0,009</text:p>
          </table:table-cell>
          <table:table-cell table:style-name="ce27" office:value-type="float" office:value="13.97" calcext:value-type="float">
            <text:p>13,97</text:p>
          </table:table-cell>
          <table:table-cell table:style-name="ce38" table:formula="of:=ABS([.E22])*0.005+0.02" office:value-type="float" office:value="0.0898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6.96" calcext:value-type="float">
            <text:p>-6,960</text:p>
          </table:table-cell>
          <table:table-cell table:style-name="ce38" table:formula="of:=ABS([.C23])*0.0005+0.005" office:value-type="float" office:value="0.00848" calcext:value-type="float">
            <text:p>0,008</text:p>
          </table:table-cell>
          <table:table-cell table:style-name="ce27" office:value-type="float" office:value="13.63" calcext:value-type="float">
            <text:p>13,63</text:p>
          </table:table-cell>
          <table:table-cell table:style-name="ce38" table:formula="of:=ABS([.E23])*0.005+0.02" office:value-type="float" office:value="0.08815" calcext:value-type="float">
            <text:p>0,088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6.634" calcext:value-type="float">
            <text:p>-6,634</text:p>
          </table:table-cell>
          <table:table-cell table:style-name="ce38" table:formula="of:=ABS([.C24])*0.0005+0.005" office:value-type="float" office:value="0.008317" calcext:value-type="float">
            <text:p>0,008</text:p>
          </table:table-cell>
          <table:table-cell table:style-name="ce27" office:value-type="float" office:value="12.99" calcext:value-type="float">
            <text:p>12,99</text:p>
          </table:table-cell>
          <table:table-cell table:style-name="ce38" table:formula="of:=ABS([.E24])*0.005+0.02" office:value-type="float" office:value="0.0849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6.011" calcext:value-type="float">
            <text:p>-6,011</text:p>
          </table:table-cell>
          <table:table-cell table:style-name="ce38" table:formula="of:=ABS([.C25])*0.0005+0.005" office:value-type="float" office:value="0.0080055" calcext:value-type="float">
            <text:p>0,008</text:p>
          </table:table-cell>
          <table:table-cell table:style-name="ce27" office:value-type="float" office:value="11.78" calcext:value-type="float">
            <text:p>11,78</text:p>
          </table:table-cell>
          <table:table-cell table:style-name="ce38" table:formula="of:=ABS([.E25])*0.005+0.02" office:value-type="float" office:value="0.0789" calcext:value-type="float">
            <text:p>0,07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5.032" calcext:value-type="float">
            <text:p>-5,032</text:p>
          </table:table-cell>
          <table:table-cell table:style-name="ce38" table:formula="of:=ABS([.C26])*0.0005+0.005" office:value-type="float" office:value="0.007516" calcext:value-type="float">
            <text:p>0,008</text:p>
          </table:table-cell>
          <table:table-cell table:style-name="ce27" office:value-type="float" office:value="9.87" calcext:value-type="float">
            <text:p>9,87</text:p>
          </table:table-cell>
          <table:table-cell table:style-name="ce38" table:formula="of:=ABS([.E26])*0.005+0.02" office:value-type="float" office:value="0.06935" calcext:value-type="float">
            <text:p>0,06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999" calcext:value-type="float">
            <text:p>-3,999</text:p>
          </table:table-cell>
          <table:table-cell table:style-name="ce38" table:formula="of:=ABS([.C27])*0.0005+0.005" office:value-type="float" office:value="0.0069995" calcext:value-type="float">
            <text:p>0,007</text:p>
          </table:table-cell>
          <table:table-cell table:style-name="ce27" office:value-type="float" office:value="7.84" calcext:value-type="float">
            <text:p>7,84</text:p>
          </table:table-cell>
          <table:table-cell table:style-name="ce38" table:formula="of:=ABS([.E27])*0.005+0.02" office:value-type="float" office:value="0.0592" calcext:value-type="float">
            <text:p>0,05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003" calcext:value-type="float">
            <text:p>-3,003</text:p>
          </table:table-cell>
          <table:table-cell table:style-name="ce38" table:formula="of:=ABS([.C28])*0.0005+0.005" office:value-type="float" office:value="0.0065015" calcext:value-type="float">
            <text:p>0,007</text:p>
          </table:table-cell>
          <table:table-cell table:style-name="ce27" office:value-type="float" office:value="5.88" calcext:value-type="float">
            <text:p>5,88</text:p>
          </table:table-cell>
          <table:table-cell table:style-name="ce38" table:formula="of:=ABS([.E28])*0.005+0.02" office:value-type="float" office:value="0.0494" calcext:value-type="float">
            <text:p>0,04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.99" calcext:value-type="float">
            <text:p>-1,990</text:p>
          </table:table-cell>
          <table:table-cell table:style-name="ce38" table:formula="of:=ABS([.C29])*0.0005+0.005" office:value-type="float" office:value="0.005995" calcext:value-type="float">
            <text:p>0,006</text:p>
          </table:table-cell>
          <table:table-cell table:style-name="ce27" office:value-type="float" office:value="3.9" calcext:value-type="float">
            <text:p>3,90</text:p>
          </table:table-cell>
          <table:table-cell table:style-name="ce38" table:formula="of:=ABS([.E29])*0.005+0.02" office:value-type="float" office:value="0.0395" calcext:value-type="float">
            <text:p>0,04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0.991" calcext:value-type="float">
            <text:p>-0,991</text:p>
          </table:table-cell>
          <table:table-cell table:style-name="ce38" table:formula="of:=ABS([.C30])*0.0005+0.005" office:value-type="float" office:value="0.0054955" calcext:value-type="float">
            <text:p>0,005</text:p>
          </table:table-cell>
          <table:table-cell table:style-name="ce27" office:value-type="float" office:value="1.94" calcext:value-type="float">
            <text:p>1,94</text:p>
          </table:table-cell>
          <table:table-cell table:style-name="ce38" table:formula="of:=ABS([.E30])*0.005+0.02" office:value-type="float" office:value="0.0297" calcext:value-type="float">
            <text:p>0,03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0.035" calcext:value-type="float">
            <text:p>0,035</text:p>
          </table:table-cell>
          <table:table-cell table:style-name="ce38" table:formula="of:=ABS([.C31])*0.0005+0.005" office:value-type="float" office:value="0.0050175" calcext:value-type="float">
            <text:p>0,005</text:p>
          </table:table-cell>
          <table:table-cell table:style-name="ce27" office:value-type="float" office:value="-0.07" calcext:value-type="float">
            <text:p>-0,07</text:p>
          </table:table-cell>
          <table:table-cell table:style-name="ce38" table:formula="of:=ABS([.E31])*0.005+0.02" office:value-type="float" office:value="0.02035" calcext:value-type="float">
            <text:p>0,02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.062" calcext:value-type="float">
            <text:p>1,062</text:p>
          </table:table-cell>
          <table:table-cell table:style-name="ce38" table:formula="of:=ABS([.C32])*0.0005+0.005" office:value-type="float" office:value="0.005531" calcext:value-type="float">
            <text:p>0,006</text:p>
          </table:table-cell>
          <table:table-cell table:style-name="ce27" office:value-type="float" office:value="-2.08" calcext:value-type="float">
            <text:p>-2,08</text:p>
          </table:table-cell>
          <table:table-cell table:style-name="ce38" table:formula="of:=ABS([.E32])*0.005+0.02" office:value-type="float" office:value="0.0304" calcext:value-type="float">
            <text:p>0,03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2.039" calcext:value-type="float">
            <text:p>2,039</text:p>
          </table:table-cell>
          <table:table-cell table:style-name="ce38" table:formula="of:=ABS([.C33])*0.0005+0.005" office:value-type="float" office:value="0.0060195" calcext:value-type="float">
            <text:p>0,006</text:p>
          </table:table-cell>
          <table:table-cell table:style-name="ce27" office:value-type="float" office:value="-4" calcext:value-type="float">
            <text:p>-4,00</text:p>
          </table:table-cell>
          <table:table-cell table:style-name="ce38" table:formula="of:=ABS([.E33])*0.005+0.02" office:value-type="float" office:value="0.04" calcext:value-type="float">
            <text:p>0,04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3.003" calcext:value-type="float">
            <text:p>3,003</text:p>
          </table:table-cell>
          <table:table-cell table:style-name="ce38" table:formula="of:=ABS([.C34])*0.0005+0.005" office:value-type="float" office:value="0.0065015" calcext:value-type="float">
            <text:p>0,007</text:p>
          </table:table-cell>
          <table:table-cell table:style-name="ce27" office:value-type="float" office:value="-5.94" calcext:value-type="float">
            <text:p>-5,94</text:p>
          </table:table-cell>
          <table:table-cell table:style-name="ce38" table:formula="of:=ABS([.E34])*0.005+0.02" office:value-type="float" office:value="0.0497" calcext:value-type="float">
            <text:p>0,05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07" calcext:value-type="float">
            <text:p>4,070</text:p>
          </table:table-cell>
          <table:table-cell table:style-name="ce38" table:formula="of:=ABS([.C35])*0.0005+0.005" office:value-type="float" office:value="0.007035" calcext:value-type="float">
            <text:p>0,007</text:p>
          </table:table-cell>
          <table:table-cell table:style-name="ce27" office:value-type="float" office:value="-7.97" calcext:value-type="float">
            <text:p>-7,97</text:p>
          </table:table-cell>
          <table:table-cell table:style-name="ce38" table:formula="of:=ABS([.E35])*0.005+0.02" office:value-type="float" office:value="0.05985" calcext:value-type="float">
            <text:p>0,06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5.011" calcext:value-type="float">
            <text:p>5,011</text:p>
          </table:table-cell>
          <table:table-cell table:style-name="ce38" table:formula="of:=ABS([.C36])*0.0005+0.005" office:value-type="float" office:value="0.0075055" calcext:value-type="float">
            <text:p>0,008</text:p>
          </table:table-cell>
          <table:table-cell table:style-name="ce27" office:value-type="float" office:value="-9.82" calcext:value-type="float">
            <text:p>-9,82</text:p>
          </table:table-cell>
          <table:table-cell table:style-name="ce38" table:formula="of:=ABS([.E36])*0.005+0.02" office:value-type="float" office:value="0.0691" calcext:value-type="float">
            <text:p>0,06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5.716" calcext:value-type="float">
            <text:p>5,716</text:p>
          </table:table-cell>
          <table:table-cell table:style-name="ce38" table:formula="of:=ABS([.C37])*0.0005+0.005" office:value-type="float" office:value="0.007858" calcext:value-type="float">
            <text:p>0,008</text:p>
          </table:table-cell>
          <table:table-cell table:style-name="ce27" office:value-type="float" office:value="-11.2" calcext:value-type="float">
            <text:p>-11,20</text:p>
          </table:table-cell>
          <table:table-cell table:style-name="ce38" table:formula="of:=ABS([.E37])*0.005+0.02" office:value-type="float" office:value="0.076" calcext:value-type="float">
            <text:p>0,076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6.061" calcext:value-type="float">
            <text:p>6,061</text:p>
          </table:table-cell>
          <table:table-cell table:style-name="ce38" table:formula="of:=ABS([.C38])*0.0005+0.005" office:value-type="float" office:value="0.0080305" calcext:value-type="float">
            <text:p>0,008</text:p>
          </table:table-cell>
          <table:table-cell table:style-name="ce27" office:value-type="float" office:value="-11.87" calcext:value-type="float">
            <text:p>-11,87</text:p>
          </table:table-cell>
          <table:table-cell table:style-name="ce38" table:formula="of:=ABS([.E38])*0.005+0.02" office:value-type="float" office:value="0.07935" calcext:value-type="float">
            <text:p>0,07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6.475" calcext:value-type="float">
            <text:p>6,475</text:p>
          </table:table-cell>
          <table:table-cell table:style-name="ce38" table:formula="of:=ABS([.C39])*0.0005+0.005" office:value-type="float" office:value="0.0082375" calcext:value-type="float">
            <text:p>0,008</text:p>
          </table:table-cell>
          <table:table-cell table:style-name="ce27" office:value-type="float" office:value="-12.69" calcext:value-type="float">
            <text:p>-12,69</text:p>
          </table:table-cell>
          <table:table-cell table:style-name="ce38" table:formula="of:=ABS([.E39])*0.005+0.02" office:value-type="float" office:value="0.08345" calcext:value-type="float">
            <text:p>0,083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7.058" calcext:value-type="float">
            <text:p>7,058</text:p>
          </table:table-cell>
          <table:table-cell table:style-name="ce38" table:formula="of:=ABS([.C40])*0.0005+0.005" office:value-type="float" office:value="0.008529" calcext:value-type="float">
            <text:p>0,009</text:p>
          </table:table-cell>
          <table:table-cell table:style-name="ce27" office:value-type="float" office:value="-13.04" calcext:value-type="float">
            <text:p>-13,04</text:p>
          </table:table-cell>
          <table:table-cell table:style-name="ce38" table:formula="of:=ABS([.E40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8.029" calcext:value-type="float">
            <text:p>8,029</text:p>
          </table:table-cell>
          <table:table-cell table:style-name="ce38" table:formula="of:=ABS([.C41])*0.0005+0.005" office:value-type="float" office:value="0.0090145" calcext:value-type="float">
            <text:p>0,009</text:p>
          </table:table-cell>
          <table:table-cell table:style-name="ce27" office:value-type="float" office:value="-13.04" calcext:value-type="float">
            <text:p>-13,04</text:p>
          </table:table-cell>
          <table:table-cell table:style-name="ce38" table:formula="of:=ABS([.E41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0.128" calcext:value-type="float">
            <text:p>10,128</text:p>
          </table:table-cell>
          <table:table-cell table:style-name="ce38" table:formula="of:=ABS([.C42])*0.0005+0.005" office:value-type="float" office:value="0.010064" calcext:value-type="float">
            <text:p>0,010</text:p>
          </table:table-cell>
          <table:table-cell table:style-name="ce27" office:value-type="float" office:value="-13.04" calcext:value-type="float">
            <text:p>-13,04</text:p>
          </table:table-cell>
          <table:table-cell table:style-name="ce38" table:formula="of:=ABS([.E42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40" office:value-type="float" office:value="11.924" calcext:value-type="float">
            <text:p>11,924</text:p>
          </table:table-cell>
          <table:table-cell table:style-name="ce38" table:formula="of:=ABS([.C43])*0.0005+0.005" office:value-type="float" office:value="0.010962" calcext:value-type="float">
            <text:p>0,011</text:p>
          </table:table-cell>
          <table:table-cell table:style-name="ce43" office:value-type="float" office:value="-13.04" calcext:value-type="float">
            <text:p>-13,04</text:p>
          </table:table-cell>
          <table:table-cell table:style-name="ce38" table:formula="of:=ABS([.E43])*0.005+0.02" office:value-type="float" office:value="0.0852" calcext:value-type="float">
            <text:p>0,08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1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<text:span text:style-name="T3">S1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-5.03" calcext:value-type="float">
            <text:p>-5,030</text:p>
          </table:table-cell>
          <table:table-cell table:style-name="ce38" table:formula="of:=ABS([.C50])*0.0005+0.005" office:value-type="float" office:value="0.007515" calcext:value-type="float">
            <text:p>0,008</text:p>
          </table:table-cell>
          <table:table-cell table:style-name="ce41" office:value-type="float" office:value="9.85" calcext:value-type="float">
            <text:p>9,85</text:p>
          </table:table-cell>
          <table:table-cell table:style-name="ce38" table:formula="of:=ABS([.E50])*0.005+0.02" office:value-type="float" office:value="0.06925" calcext:value-type="float">
            <text:p>0,069</text:p>
          </table:table-cell>
          <table:table-cell table:number-columns-repeated="1018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30" office:value-type="string" calcext:value-type="string">
            <text:p>∞</text:p>
          </table:table-cell>
          <table:table-cell table:style-name="ce40" office:value-type="float" office:value="-5.03" calcext:value-type="float">
            <text:p>-5,030</text:p>
          </table:table-cell>
          <table:table-cell table:style-name="ce38" table:formula="of:=ABS([.C51])*0.0005+0.005" office:value-type="float" office:value="0.007515" calcext:value-type="float">
            <text:p>0,008</text:p>
          </table:table-cell>
          <table:table-cell table:style-name="ce43" office:value-type="float" office:value="4.98" calcext:value-type="float">
            <text:p>4,98</text:p>
          </table:table-cell>
          <table:table-cell table:style-name="ce38" table:formula="of:=ABS([.E51])*0.005+0.02" office:value-type="float" office:value="0.0449" calcext:value-type="float">
            <text:p>0,04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1.3. Pomiar rezystancji wy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<text:span text:style-name="T3">S1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-6.126" calcext:value-type="float">
            <text:p>-6,126</text:p>
          </table:table-cell>
          <table:table-cell table:style-name="ce38" table:formula="of:=ABS([.C58])*0.0005+0.005" office:value-type="float" office:value="0.008063" calcext:value-type="float">
            <text:p>0,008</text:p>
          </table:table-cell>
          <table:table-cell table:style-name="ce41" office:value-type="float" office:value="12" calcext:value-type="float">
            <text:p>12,00</text:p>
          </table:table-cell>
          <table:table-cell table:style-name="ce38" table:formula="of:=ABS([.E58])*0.005+0.02" office:value-type="float" office:value="0.08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26" office:value-type="float" office:value="-6.126" calcext:value-type="float">
            <text:p>-6,126</text:p>
          </table:table-cell>
          <table:table-cell table:style-name="ce38" table:formula="of:=ABS([.C59])*0.0005+0.005" office:value-type="float" office:value="0.008063" calcext:value-type="float">
            <text:p>0,008</text:p>
          </table:table-cell>
          <table:table-cell table:style-name="ce27" office:value-type="float" office:value="12" calcext:value-type="float">
            <text:p>12,00</text:p>
          </table:table-cell>
          <table:table-cell table:style-name="ce38" table:formula="of:=ABS([.E59])*0.005+0.02" office:value-type="float" office:value="0.08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style-name="ce26" office:value-type="float" office:value="-6.126" calcext:value-type="float">
            <text:p>-6,126</text:p>
          </table:table-cell>
          <table:table-cell table:style-name="ce38" table:formula="of:=ABS([.C60])*0.0005+0.005" office:value-type="float" office:value="0.008063" calcext:value-type="float">
            <text:p>0,008</text:p>
          </table:table-cell>
          <table:table-cell table:style-name="ce27" office:value-type="float" office:value="12" calcext:value-type="float">
            <text:p>12,00</text:p>
          </table:table-cell>
          <table:table-cell table:style-name="ce38" table:formula="of:=ABS([.E60])*0.005+0.02" office:value-type="float" office:value="0.08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style-name="ce26" office:value-type="float" office:value="-6.126" calcext:value-type="float">
            <text:p>-6,126</text:p>
          </table:table-cell>
          <table:table-cell table:style-name="ce38" table:formula="of:=ABS([.C61])*0.0005+0.005" office:value-type="float" office:value="0.008063" calcext:value-type="float">
            <text:p>0,008</text:p>
          </table:table-cell>
          <table:table-cell table:style-name="ce27" office:value-type="float" office:value="12" calcext:value-type="float">
            <text:p>12,00</text:p>
          </table:table-cell>
          <table:table-cell table:style-name="ce38" table:formula="of:=ABS([.E61])*0.005+0.02" office:value-type="float" office:value="0.08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-6.126" calcext:value-type="float">
            <text:p>-6,126</text:p>
          </table:table-cell>
          <table:table-cell table:style-name="ce38" table:formula="of:=ABS([.C62])*0.0005+0.005" office:value-type="float" office:value="0.008063" calcext:value-type="float">
            <text:p>0,008</text:p>
          </table:table-cell>
          <table:table-cell table:style-name="ce43" office:value-type="float" office:value="12" calcext:value-type="float">
            <text:p>12,00</text:p>
          </table:table-cell>
          <table:table-cell table:style-name="ce38" table:formula="of:=ABS([.E62])*0.005+0.02" office:value-type="float" office:value="0.08" calcext:value-type="float">
            <text:p>0,08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1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Z<text:span text:style-name="T4">1</text:span><text:span text:style-name="T5"> = 5 kΩ, Z</text:span><text:span text:style-name="T6">2</text:span><text:span text:style-name="T5"> = 50 kΩ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/>
          <table:table-cell table:style-name="ce47" office:value-type="string" calcext:value-type="string">
            <text:p>Uwaga: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[kHz]</text:p>
          </table:table-cell>
          <table:table-cell table:number-columns-repeated="2" table:style-name="ce6" office:value-type="string" calcext:value-type="string">
            <text:p>[V]</text:p>
          </table:table-cell>
          <table:table-cell/>
          <table:table-cell table:style-name="ce47" office:value-type="string" calcext:value-type="string">
            <text:p>napięcia U<text:span text:style-name="T4">WE</text:span><text:span text:style-name="T5"> i U</text:span><text:span text:style-name="T6">WY</text:span><text:span text:style-name="T5"> zmierzone jako międzyszczytowe.</text:span></text:p>
          </table:table-cell>
          <table:table-cell table:number-columns-repeated="1019"/>
        </table:table-row>
        <table:table-row table:style-name="ro2">
          <table:table-cell table:style-name="ce14" office:value-type="float" office:value="0.301" calcext:value-type="float">
            <text:p>0,3010</text:p>
          </table:table-cell>
          <table:table-cell table:style-name="ce33" office:value-type="float" office:value="0.172" calcext:value-type="float">
            <text:p>0,172</text:p>
          </table:table-cell>
          <table:table-cell table:style-name="ce33" office:value-type="float" office:value="1.68" calcext:value-type="float">
            <text:p>1,68</text:p>
          </table:table-cell>
          <table:table-cell table:number-columns-repeated="1021"/>
        </table:table-row>
        <table:table-row table:style-name="ro2">
          <table:table-cell table:style-name="ce15" office:value-type="float" office:value="105.5" calcext:value-type="float">
            <text:p>105,5</text:p>
          </table:table-cell>
          <table:table-cell table:style-name="ce31" office:value-type="float" office:value="0.176" calcext:value-type="float">
            <text:p>0,176</text:p>
          </table:table-cell>
          <table:table-cell table:style-name="ce26" office:value-type="float" office:value="0.84" calcext:value-type="float">
            <text:p>0,840</text:p>
          </table:table-cell>
          <table:table-cell table:number-columns-repeated="1021"/>
        </table:table-row>
        <table:table-row table:style-name="ro2">
          <table:table-cell table:style-name="ce15" office:value-type="float" office:value="171.9" calcext:value-type="float">
            <text:p>171,9</text:p>
          </table:table-cell>
          <table:table-cell table:style-name="ce31" office:value-type="float" office:value="0.176" calcext:value-type="float">
            <text:p>0,176</text:p>
          </table:table-cell>
          <table:table-cell table:style-name="ce26" office:value-type="float" office:value="0.552" calcext:value-type="float">
            <text:p>0,552</text:p>
          </table:table-cell>
          <table:table-cell table:number-columns-repeated="1021"/>
        </table:table-row>
        <table:table-row table:style-name="ro2">
          <table:table-cell table:style-name="ce15" office:value-type="float" office:value="222.6" calcext:value-type="float">
            <text:p>222,6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424" calcext:value-type="float">
            <text:p>0,424</text:p>
          </table:table-cell>
          <table:table-cell table:number-columns-repeated="1021"/>
        </table:table-row>
        <table:table-row table:style-name="ro2">
          <table:table-cell table:style-name="ce15" office:value-type="float" office:value="281" calcext:value-type="float">
            <text:p>281,0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332" calcext:value-type="float">
            <text:p>0,332</text:p>
          </table:table-cell>
          <table:table-cell table:number-columns-repeated="1021"/>
        </table:table-row>
        <table:table-row table:style-name="ro2">
          <table:table-cell table:style-name="ce15" office:value-type="float" office:value="325.1" calcext:value-type="float">
            <text:p>325,1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284" calcext:value-type="float">
            <text:p>0,284</text:p>
          </table:table-cell>
          <table:table-cell table:number-columns-repeated="1021"/>
        </table:table-row>
        <table:table-row table:style-name="ro2">
          <table:table-cell table:style-name="ce15" office:value-type="float" office:value="427.6" calcext:value-type="float">
            <text:p>427,6</text:p>
          </table:table-cell>
          <table:table-cell table:style-name="ce31" office:value-type="float" office:value="0.174" calcext:value-type="float">
            <text:p>0,174</text:p>
          </table:table-cell>
          <table:table-cell table:style-name="ce26" office:value-type="float" office:value="0.208" calcext:value-type="float">
            <text:p>0,208</text:p>
          </table:table-cell>
          <table:table-cell table:number-columns-repeated="1021"/>
        </table:table-row>
        <table:table-row table:style-name="ro2">
          <table:table-cell table:style-name="ce15" office:value-type="float" office:value="499.8" calcext:value-type="float">
            <text:p>499,8</text:p>
          </table:table-cell>
          <table:table-cell table:style-name="ce31" office:value-type="float" office:value="0.176" calcext:value-type="float">
            <text:p>0,176</text:p>
          </table:table-cell>
          <table:table-cell table:style-name="ce26" office:value-type="float" office:value="0.18" calcext:value-type="float">
            <text:p>0,180</text:p>
          </table:table-cell>
          <table:table-cell table:number-columns-repeated="1021"/>
        </table:table-row>
        <table:table-row table:style-name="ro2">
          <table:table-cell table:style-name="ce16" office:value-type="float" office:value="527.1" calcext:value-type="float">
            <text:p>527,1</text:p>
          </table:table-cell>
          <table:table-cell table:style-name="ce32" office:value-type="float" office:value="0.174" calcext:value-type="float">
            <text:p>0,174</text:p>
          </table:table-cell>
          <table:table-cell table:style-name="ce40" office:value-type="float" office:value="0.162" calcext:value-type="float">
            <text:p>0,162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style-name="ce4" office:value-type="string" calcext:value-type="string">
            <text:p>5.1.5. Pomiar wsp. wzmocnienia wzmacniacza operacyjnego dla zmiennych napięć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/>
          <table:table-cell table:style-name="ce47" office:value-type="string" calcext:value-type="string">
            <text:p>Uwaga:</text:p>
          </table:table-cell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number-columns-repeated="2" table:style-name="ce13" office:value-type="string" calcext:value-type="string">
            <text:p>[mV]</text:p>
          </table:table-cell>
          <table:table-cell/>
          <table:table-cell table:style-name="ce47" office:value-type="string" calcext:value-type="string">
            <text:p>napięcia U<text:span text:style-name="T4">WE</text:span><text:span text:style-name="T5"> i U</text:span><text:span text:style-name="T6">WY</text:span><text:span text:style-name="T5"> zmierzone jako międzyszczytowe.</text:span>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36" calcext:value-type="float">
            <text:p>236</text:p>
          </table:table-cell>
          <table:table-cell table:number-columns-repeated="102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96" calcext:value-type="float">
            <text:p>396</text:p>
          </table:table-cell>
          <table:table-cell table:number-columns-repeated="1020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0" calcext:value-type="float">
            <text:p>100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480" calcext:value-type="float">
            <text:p>148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760" calcext:value-type="float">
            <text:p>76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5.2. Wzmacniacz w układzie nieodwracającym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5.2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38" office:value-type="float" office:value="-12.052" calcext:value-type="float">
            <text:p>-12,052</text:p>
          </table:table-cell>
          <table:table-cell table:style-name="ce38" table:formula="of:=ABS([.C101])*0.0005+0.005" office:value-type="float" office:value="0.011026" calcext:value-type="float">
            <text:p>0,011</text:p>
          </table:table-cell>
          <table:table-cell table:style-name="ce41" office:value-type="float" office:value="-13.05" calcext:value-type="float">
            <text:p>-13,05</text:p>
          </table:table-cell>
          <table:table-cell table:style-name="ce38" table:formula="of:=ABS([.E101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1.062" calcext:value-type="float">
            <text:p>-11,062</text:p>
          </table:table-cell>
          <table:table-cell table:style-name="ce38" table:formula="of:=ABS([.C102])*0.0005+0.005" office:value-type="float" office:value="0.010531" calcext:value-type="float">
            <text:p>0,011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2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0.036" calcext:value-type="float">
            <text:p>-10,036</text:p>
          </table:table-cell>
          <table:table-cell table:style-name="ce38" table:formula="of:=ABS([.C103])*0.0005+0.005" office:value-type="float" office:value="0.010018" calcext:value-type="float">
            <text:p>0,010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3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8.982" calcext:value-type="float">
            <text:p>-8,982</text:p>
          </table:table-cell>
          <table:table-cell table:style-name="ce38" table:formula="of:=ABS([.C104])*0.0005+0.005" office:value-type="float" office:value="0.009491" calcext:value-type="float">
            <text:p>0,009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4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8.054" calcext:value-type="float">
            <text:p>-8,054</text:p>
          </table:table-cell>
          <table:table-cell table:style-name="ce38" table:formula="of:=ABS([.C105])*0.0005+0.005" office:value-type="float" office:value="0.009027" calcext:value-type="float">
            <text:p>0,009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5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7.92" calcext:value-type="float">
            <text:p>-7,920</text:p>
          </table:table-cell>
          <table:table-cell table:style-name="ce38" table:formula="of:=ABS([.C106])*0.0005+0.005" office:value-type="float" office:value="0.00896" calcext:value-type="float">
            <text:p>0,009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6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5.949" calcext:value-type="float">
            <text:p>-5,949</text:p>
          </table:table-cell>
          <table:table-cell table:style-name="ce38" table:formula="of:=ABS([.C107])*0.0005+0.005" office:value-type="float" office:value="0.0079745" calcext:value-type="float">
            <text:p>0,008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7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4.963" calcext:value-type="float">
            <text:p>-4,963</text:p>
          </table:table-cell>
          <table:table-cell table:style-name="ce38" table:formula="of:=ABS([.C108])*0.0005+0.005" office:value-type="float" office:value="0.0074815" calcext:value-type="float">
            <text:p>0,007</text:p>
          </table:table-cell>
          <table:table-cell table:style-name="ce27" office:value-type="float" office:value="-13.05" calcext:value-type="float">
            <text:p>-13,05</text:p>
          </table:table-cell>
          <table:table-cell table:style-name="ce38" table:formula="of:=ABS([.E108])*0.005+0.02" office:value-type="float" office:value="0.08525" calcext:value-type="float">
            <text:p>0,08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4.235" calcext:value-type="float">
            <text:p>-4,235</text:p>
          </table:table-cell>
          <table:table-cell table:style-name="ce38" table:formula="of:=ABS([.C109])*0.0005+0.005" office:value-type="float" office:value="0.0071175" calcext:value-type="float">
            <text:p>0,007</text:p>
          </table:table-cell>
          <table:table-cell table:style-name="ce27" office:value-type="float" office:value="-12.51" calcext:value-type="float">
            <text:p>-12,51</text:p>
          </table:table-cell>
          <table:table-cell table:style-name="ce38" table:formula="of:=ABS([.E109])*0.005+0.02" office:value-type="float" office:value="0.08255" calcext:value-type="float">
            <text:p>0,083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4.114" calcext:value-type="float">
            <text:p>-4,114</text:p>
          </table:table-cell>
          <table:table-cell table:style-name="ce38" table:formula="of:=ABS([.C110])*0.0005+0.005" office:value-type="float" office:value="0.007057" calcext:value-type="float">
            <text:p>0,007</text:p>
          </table:table-cell>
          <table:table-cell table:style-name="ce27" office:value-type="float" office:value="-12.17" calcext:value-type="float">
            <text:p>-12,17</text:p>
          </table:table-cell>
          <table:table-cell table:style-name="ce38" table:formula="of:=ABS([.E110])*0.005+0.02" office:value-type="float" office:value="0.08085" calcext:value-type="float">
            <text:p>0,081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991" calcext:value-type="float">
            <text:p>-3,991</text:p>
          </table:table-cell>
          <table:table-cell table:style-name="ce38" table:formula="of:=ABS([.C111])*0.0005+0.005" office:value-type="float" office:value="0.0069955" calcext:value-type="float">
            <text:p>0,007</text:p>
          </table:table-cell>
          <table:table-cell table:style-name="ce27" office:value-type="float" office:value="-11.81" calcext:value-type="float">
            <text:p>-11,81</text:p>
          </table:table-cell>
          <table:table-cell table:style-name="ce38" table:formula="of:=ABS([.E111])*0.005+0.02" office:value-type="float" office:value="0.07905" calcext:value-type="float">
            <text:p>0,07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622" calcext:value-type="float">
            <text:p>-3,622</text:p>
          </table:table-cell>
          <table:table-cell table:style-name="ce38" table:formula="of:=ABS([.C112])*0.0005+0.005" office:value-type="float" office:value="0.006811" calcext:value-type="float">
            <text:p>0,007</text:p>
          </table:table-cell>
          <table:table-cell table:style-name="ce27" office:value-type="float" office:value="-10.72" calcext:value-type="float">
            <text:p>-10,72</text:p>
          </table:table-cell>
          <table:table-cell table:style-name="ce38" table:formula="of:=ABS([.E112])*0.005+0.02" office:value-type="float" office:value="0.0736" calcext:value-type="float">
            <text:p>0,074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3.187" calcext:value-type="float">
            <text:p>-3,187</text:p>
          </table:table-cell>
          <table:table-cell table:style-name="ce38" table:formula="of:=ABS([.C113])*0.0005+0.005" office:value-type="float" office:value="0.0065935" calcext:value-type="float">
            <text:p>0,007</text:p>
          </table:table-cell>
          <table:table-cell table:style-name="ce27" office:value-type="float" office:value="-9.43" calcext:value-type="float">
            <text:p>-9,43</text:p>
          </table:table-cell>
          <table:table-cell table:style-name="ce38" table:formula="of:=ABS([.E113])*0.005+0.02" office:value-type="float" office:value="0.06715" calcext:value-type="float">
            <text:p>0,067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.964" calcext:value-type="float">
            <text:p>-1,964</text:p>
          </table:table-cell>
          <table:table-cell table:style-name="ce38" table:formula="of:=ABS([.C114])*0.0005+0.005" office:value-type="float" office:value="0.005982" calcext:value-type="float">
            <text:p>0,006</text:p>
          </table:table-cell>
          <table:table-cell table:style-name="ce27" office:value-type="float" office:value="-5.82" calcext:value-type="float">
            <text:p>-5,82</text:p>
          </table:table-cell>
          <table:table-cell table:style-name="ce38" table:formula="of:=ABS([.E114])*0.005+0.02" office:value-type="float" office:value="0.0491" calcext:value-type="float">
            <text:p>0,04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-1.061" calcext:value-type="float">
            <text:p>-1,061</text:p>
          </table:table-cell>
          <table:table-cell table:style-name="ce38" table:formula="of:=ABS([.C115])*0.0005+0.005" office:value-type="float" office:value="0.0055305" calcext:value-type="float">
            <text:p>0,006</text:p>
          </table:table-cell>
          <table:table-cell table:style-name="ce27" office:value-type="float" office:value="-3.14" calcext:value-type="float">
            <text:p>-3,14</text:p>
          </table:table-cell>
          <table:table-cell table:style-name="ce38" table:formula="of:=ABS([.E115])*0.005+0.02" office:value-type="float" office:value="0.0357" calcext:value-type="float">
            <text:p>0,036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38" table:formula="of:=ABS([.C116])*0.0005+0.005" office:value-type="float" office:value="0.0050025" calcext:value-type="float">
            <text:p>0,005</text:p>
          </table:table-cell>
          <table:table-cell table:style-name="ce27" office:value-type="float" office:value="0.17" calcext:value-type="float">
            <text:p>0,17</text:p>
          </table:table-cell>
          <table:table-cell table:style-name="ce38" table:formula="of:=ABS([.E116])*0.005+0.02" office:value-type="float" office:value="0.02085" calcext:value-type="float">
            <text:p>0,021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.019" calcext:value-type="float">
            <text:p>1,019</text:p>
          </table:table-cell>
          <table:table-cell table:style-name="ce38" table:formula="of:=ABS([.C117])*0.0005+0.005" office:value-type="float" office:value="0.0055095" calcext:value-type="float">
            <text:p>0,006</text:p>
          </table:table-cell>
          <table:table-cell table:style-name="ce27" office:value-type="float" office:value="3.02" calcext:value-type="float">
            <text:p>3,02</text:p>
          </table:table-cell>
          <table:table-cell table:style-name="ce38" table:formula="of:=ABS([.E117])*0.005+0.02" office:value-type="float" office:value="0.0351" calcext:value-type="float">
            <text:p>0,03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.981" calcext:value-type="float">
            <text:p>1,981</text:p>
          </table:table-cell>
          <table:table-cell table:style-name="ce38" table:formula="of:=ABS([.C118])*0.0005+0.005" office:value-type="float" office:value="0.0059905" calcext:value-type="float">
            <text:p>0,006</text:p>
          </table:table-cell>
          <table:table-cell table:style-name="ce27" office:value-type="float" office:value="5.87" calcext:value-type="float">
            <text:p>5,87</text:p>
          </table:table-cell>
          <table:table-cell table:style-name="ce38" table:formula="of:=ABS([.E118])*0.005+0.02" office:value-type="float" office:value="0.04935" calcext:value-type="float">
            <text:p>0,049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3.008" calcext:value-type="float">
            <text:p>3,008</text:p>
          </table:table-cell>
          <table:table-cell table:style-name="ce38" table:formula="of:=ABS([.C119])*0.0005+0.005" office:value-type="float" office:value="0.006504" calcext:value-type="float">
            <text:p>0,007</text:p>
          </table:table-cell>
          <table:table-cell table:style-name="ce27" office:value-type="float" office:value="8.91" calcext:value-type="float">
            <text:p>8,91</text:p>
          </table:table-cell>
          <table:table-cell table:style-name="ce38" table:formula="of:=ABS([.E119])*0.005+0.02" office:value-type="float" office:value="0.06455" calcext:value-type="float">
            <text:p>0,065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018" calcext:value-type="float">
            <text:p>4,018</text:p>
          </table:table-cell>
          <table:table-cell table:style-name="ce38" table:formula="of:=ABS([.C120])*0.0005+0.005" office:value-type="float" office:value="0.007009" calcext:value-type="float">
            <text:p>0,007</text:p>
          </table:table-cell>
          <table:table-cell table:style-name="ce27" office:value-type="float" office:value="11.9" calcext:value-type="float">
            <text:p>11,90</text:p>
          </table:table-cell>
          <table:table-cell table:style-name="ce38" table:formula="of:=ABS([.E120])*0.005+0.02" office:value-type="float" office:value="0.0795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158" calcext:value-type="float">
            <text:p>4,158</text:p>
          </table:table-cell>
          <table:table-cell table:style-name="ce38" table:formula="of:=ABS([.C121])*0.0005+0.005" office:value-type="float" office:value="0.007079" calcext:value-type="float">
            <text:p>0,007</text:p>
          </table:table-cell>
          <table:table-cell table:style-name="ce27" office:value-type="float" office:value="12.31" calcext:value-type="float">
            <text:p>12,31</text:p>
          </table:table-cell>
          <table:table-cell table:style-name="ce38" table:formula="of:=ABS([.E121])*0.005+0.02" office:value-type="float" office:value="0.08155" calcext:value-type="float">
            <text:p>0,082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333" calcext:value-type="float">
            <text:p>4,333</text:p>
          </table:table-cell>
          <table:table-cell table:style-name="ce38" table:formula="of:=ABS([.C122])*0.0005+0.005" office:value-type="float" office:value="0.0071665" calcext:value-type="float">
            <text:p>0,007</text:p>
          </table:table-cell>
          <table:table-cell table:style-name="ce27" office:value-type="float" office:value="13.56" calcext:value-type="float">
            <text:p>13,56</text:p>
          </table:table-cell>
          <table:table-cell table:style-name="ce38" table:formula="of:=ABS([.E122])*0.005+0.02" office:value-type="float" office:value="0.0878" calcext:value-type="float">
            <text:p>0,088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582" calcext:value-type="float">
            <text:p>4,582</text:p>
          </table:table-cell>
          <table:table-cell table:style-name="ce38" table:formula="of:=ABS([.C123])*0.0005+0.005" office:value-type="float" office:value="0.007291" calcext:value-type="float">
            <text:p>0,007</text:p>
          </table:table-cell>
          <table:table-cell table:style-name="ce27" office:value-type="float" office:value="14.09" calcext:value-type="float">
            <text:p>14,09</text:p>
          </table:table-cell>
          <table:table-cell table:style-name="ce38" table:formula="of:=ABS([.E123])*0.005+0.02" office:value-type="float" office:value="0.0904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4.806" calcext:value-type="float">
            <text:p>4,806</text:p>
          </table:table-cell>
          <table:table-cell table:style-name="ce38" table:formula="of:=ABS([.C124])*0.0005+0.005" office:value-type="float" office:value="0.007403" calcext:value-type="float">
            <text:p>0,007</text:p>
          </table:table-cell>
          <table:table-cell table:style-name="ce27" office:value-type="float" office:value="14.09" calcext:value-type="float">
            <text:p>14,09</text:p>
          </table:table-cell>
          <table:table-cell table:style-name="ce38" table:formula="of:=ABS([.E124])*0.005+0.02" office:value-type="float" office:value="0.09045" calcext:value-type="float">
            <text:p>0,090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6.701" calcext:value-type="float">
            <text:p>6,701</text:p>
          </table:table-cell>
          <table:table-cell table:style-name="ce38" table:formula="of:=ABS([.C125])*0.0005+0.005" office:value-type="float" office:value="0.0083505" calcext:value-type="float">
            <text:p>0,008</text:p>
          </table:table-cell>
          <table:table-cell table:style-name="ce27" office:value-type="float" office:value="14.1" calcext:value-type="float">
            <text:p>14,10</text:p>
          </table:table-cell>
          <table:table-cell table:style-name="ce38" table:formula="of:=ABS([.E125])*0.005+0.02" office:value-type="float" office:value="0.0905" calcext:value-type="float">
            <text:p>0,091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9.105" calcext:value-type="float">
            <text:p>9,105</text:p>
          </table:table-cell>
          <table:table-cell table:style-name="ce38" table:formula="of:=ABS([.C126])*0.0005+0.005" office:value-type="float" office:value="0.0095525" calcext:value-type="float">
            <text:p>0,010</text:p>
          </table:table-cell>
          <table:table-cell table:style-name="ce27" office:value-type="float" office:value="14.1" calcext:value-type="float">
            <text:p>14,10</text:p>
          </table:table-cell>
          <table:table-cell table:style-name="ce38" table:formula="of:=ABS([.E126])*0.005+0.02" office:value-type="float" office:value="0.0905" calcext:value-type="float">
            <text:p>0,091</text:p>
          </table:table-cell>
          <table:table-cell table:number-columns-repeated="1018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26" office:value-type="float" office:value="10.055" calcext:value-type="float">
            <text:p>10,055</text:p>
          </table:table-cell>
          <table:table-cell table:style-name="ce38" table:formula="of:=ABS([.C127])*0.0005+0.005" office:value-type="float" office:value="0.0100275" calcext:value-type="float">
            <text:p>0,010</text:p>
          </table:table-cell>
          <table:table-cell table:style-name="ce27" office:value-type="float" office:value="14.1" calcext:value-type="float">
            <text:p>14,10</text:p>
          </table:table-cell>
          <table:table-cell table:style-name="ce38" table:formula="of:=ABS([.E127])*0.005+0.02" office:value-type="float" office:value="0.0905" calcext:value-type="float">
            <text:p>0,091</text:p>
          </table:table-cell>
          <table:table-cell table:number-columns-repeated="1018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40" office:value-type="float" office:value="12.02" calcext:value-type="float">
            <text:p>12,020</text:p>
          </table:table-cell>
          <table:table-cell table:style-name="ce38" table:formula="of:=ABS([.C128])*0.0005+0.005" office:value-type="float" office:value="0.01101" calcext:value-type="float">
            <text:p>0,011</text:p>
          </table:table-cell>
          <table:table-cell table:style-name="ce43" office:value-type="float" office:value="14.1" calcext:value-type="float">
            <text:p>14,10</text:p>
          </table:table-cell>
          <table:table-cell table:style-name="ce38" table:formula="of:=ABS([.E128])*0.005+0.02" office:value-type="float" office:value="0.0905" calcext:value-type="float">
            <text:p>0,09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2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3.034" calcext:value-type="float">
            <text:p>3,034</text:p>
          </table:table-cell>
          <table:table-cell table:style-name="ce38" table:formula="of:=ABS([.C135])*0.0005+0.005" office:value-type="float" office:value="0.006517" calcext:value-type="float">
            <text:p>0,007</text:p>
          </table:table-cell>
          <table:table-cell table:style-name="ce41" office:value-type="float" office:value="8.99" calcext:value-type="float">
            <text:p>8,99</text:p>
          </table:table-cell>
          <table:table-cell table:style-name="ce38" table:formula="of:=ABS([.E135])*0.005+0.02" office:value-type="float" office:value="0.06495" calcext:value-type="float">
            <text:p>0,065</text:p>
          </table:table-cell>
          <table:table-cell table:number-columns-repeated="1018"/>
        </table:table-row>
        <table:table-row table:style-name="ro5">
          <table:table-cell table:style-name="ce17" office:value-type="float" office:value="300" calcext:value-type="float">
            <text:p>300</text:p>
          </table:table-cell>
          <table:table-cell table:style-name="ce34" office:value-type="string" calcext:value-type="string">
            <text:p>∞</text:p>
          </table:table-cell>
          <table:table-cell table:style-name="ce26" office:value-type="float" office:value="3.034" calcext:value-type="float">
            <text:p>3,034</text:p>
          </table:table-cell>
          <table:table-cell table:style-name="ce38" table:formula="of:=ABS([.C136])*0.0005+0.005" office:value-type="float" office:value="0.006517" calcext:value-type="float">
            <text:p>0,007</text:p>
          </table:table-cell>
          <table:table-cell table:style-name="ce27" office:value-type="float" office:value="8.98" calcext:value-type="float">
            <text:p>8,98</text:p>
          </table:table-cell>
          <table:table-cell table:style-name="ce38" table:formula="of:=ABS([.E136])*0.005+0.02" office:value-type="float" office:value="0.0649" calcext:value-type="float">
            <text:p>0,065</text:p>
          </table:table-cell>
          <table:table-cell table:number-columns-repeated="1018"/>
        </table:table-row>
        <table:table-row table:style-name="ro5">
          <table:table-cell table:style-name="ce18" office:value-type="float" office:value="10000" calcext:value-type="float">
            <text:p>10000</text:p>
          </table:table-cell>
          <table:table-cell table:style-name="ce30" office:value-type="string" calcext:value-type="string">
            <text:p>∞</text:p>
          </table:table-cell>
          <table:table-cell table:style-name="ce40" office:value-type="float" office:value="3.034" calcext:value-type="float">
            <text:p>3,034</text:p>
          </table:table-cell>
          <table:table-cell table:style-name="ce38" table:formula="of:=ABS([.C137])*0.0005+0.005" office:value-type="float" office:value="0.006517" calcext:value-type="float">
            <text:p>0,007</text:p>
          </table:table-cell>
          <table:table-cell table:style-name="ce43" office:value-type="float" office:value="8.74" calcext:value-type="float">
            <text:p>8,74</text:p>
          </table:table-cell>
          <table:table-cell table:style-name="ce38" table:formula="of:=ABS([.E137])*0.005+0.02" office:value-type="float" office:value="0.0637" calcext:value-type="float">
            <text:p>0,06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2.3. Pomiar rezystancji wy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38" office:value-type="float" office:value="4.06" calcext:value-type="float">
            <text:p>4,060</text:p>
          </table:table-cell>
          <table:table-cell table:style-name="ce38" table:formula="of:=ABS([.C144])*0.0005+0.005" office:value-type="float" office:value="0.00703" calcext:value-type="float">
            <text:p>0,007</text:p>
          </table:table-cell>
          <table:table-cell table:style-name="ce41" office:value-type="float" office:value="12.02" calcext:value-type="float">
            <text:p>12,02</text:p>
          </table:table-cell>
          <table:table-cell table:style-name="ce38" table:formula="of:=ABS([.E144])*0.005+0.02" office:value-type="float" office:value="0.0801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26" office:value-type="float" office:value="4.06" calcext:value-type="float">
            <text:p>4,060</text:p>
          </table:table-cell>
          <table:table-cell table:style-name="ce38" table:formula="of:=ABS([.C145])*0.0005+0.005" office:value-type="float" office:value="0.00703" calcext:value-type="float">
            <text:p>0,007</text:p>
          </table:table-cell>
          <table:table-cell table:style-name="ce27" office:value-type="float" office:value="12.02" calcext:value-type="float">
            <text:p>12,02</text:p>
          </table:table-cell>
          <table:table-cell table:style-name="ce38" table:formula="of:=ABS([.E145])*0.005+0.02" office:value-type="float" office:value="0.0801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style-name="ce26" office:value-type="float" office:value="4.06" calcext:value-type="float">
            <text:p>4,060</text:p>
          </table:table-cell>
          <table:table-cell table:style-name="ce38" table:formula="of:=ABS([.C146])*0.0005+0.005" office:value-type="float" office:value="0.00703" calcext:value-type="float">
            <text:p>0,007</text:p>
          </table:table-cell>
          <table:table-cell table:style-name="ce27" office:value-type="float" office:value="12.02" calcext:value-type="float">
            <text:p>12,02</text:p>
          </table:table-cell>
          <table:table-cell table:style-name="ce38" table:formula="of:=ABS([.E146])*0.005+0.02" office:value-type="float" office:value="0.0801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style-name="ce26" office:value-type="float" office:value="4.06" calcext:value-type="float">
            <text:p>4,060</text:p>
          </table:table-cell>
          <table:table-cell table:style-name="ce38" table:formula="of:=ABS([.C147])*0.0005+0.005" office:value-type="float" office:value="0.00703" calcext:value-type="float">
            <text:p>0,007</text:p>
          </table:table-cell>
          <table:table-cell table:style-name="ce27" office:value-type="float" office:value="12.02" calcext:value-type="float">
            <text:p>12,02</text:p>
          </table:table-cell>
          <table:table-cell table:style-name="ce38" table:formula="of:=ABS([.E147])*0.005+0.02" office:value-type="float" office:value="0.0801" calcext:value-type="float">
            <text:p>0,080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float" office:value="4.06" calcext:value-type="float">
            <text:p>4,060</text:p>
          </table:table-cell>
          <table:table-cell table:style-name="ce38" table:formula="of:=ABS([.C148])*0.0005+0.005" office:value-type="float" office:value="0.00703" calcext:value-type="float">
            <text:p>0,007</text:p>
          </table:table-cell>
          <table:table-cell table:style-name="ce43" office:value-type="float" office:value="12.02" calcext:value-type="float">
            <text:p>12,02</text:p>
          </table:table-cell>
          <table:table-cell table:style-name="ce38" table:formula="of:=ABS([.E148])*0.005+0.02" office:value-type="float" office:value="0.0801" calcext:value-type="float">
            <text:p>0,08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2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Z<text:span text:style-name="T4">1</text:span><text:span text:style-name="T5"> = 5 kΩ, Z</text:span><text:span text:style-name="T6">2</text:span><text:span text:style-name="T5"> = 50 kΩ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/>
          <table:table-cell table:style-name="ce47" office:value-type="string" calcext:value-type="string">
            <text:p>Uwaga: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[kHz]</text:p>
          </table:table-cell>
          <table:table-cell table:number-columns-repeated="2" table:style-name="ce25" office:value-type="string" calcext:value-type="string">
            <text:p>[V]</text:p>
          </table:table-cell>
          <table:table-cell/>
          <table:table-cell table:style-name="ce47" office:value-type="string" calcext:value-type="string">
            <text:p>napięcia U<text:span text:style-name="T4">WE</text:span><text:span text:style-name="T5"> i U</text:span><text:span text:style-name="T6">WY</text:span><text:span text:style-name="T5"> zmierzone jako międzyszczytowe.</text:span></text:p>
          </table:table-cell>
          <table:table-cell table:number-columns-repeated="1019"/>
        </table:table-row>
        <table:table-row table:style-name="ro2">
          <table:table-cell table:style-name="ce14" office:value-type="float" office:value="0.299" calcext:value-type="float">
            <text:p>0,299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table:style-name="ce15" office:value-type="float" office:value="117.2" calcext:value-type="float">
            <text:p>117,2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table:style-name="ce15" office:value-type="float" office:value="176.7" calcext:value-type="float">
            <text:p>176,7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table:style-name="ce15" office:value-type="float" office:value="245.6" calcext:value-type="float">
            <text:p>245,6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354" calcext:value-type="float">
            <text:p>354</text:p>
          </table:table-cell>
          <table:table-cell table:number-columns-repeated="1021"/>
        </table:table-row>
        <table:table-row table:style-name="ro2">
          <table:table-cell table:style-name="ce15" office:value-type="float" office:value="297.1" calcext:value-type="float">
            <text:p>297,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04" calcext:value-type="float">
            <text:p>304</text:p>
          </table:table-cell>
          <table:table-cell table:number-columns-repeated="1021"/>
        </table:table-row>
        <table:table-row table:style-name="ro2">
          <table:table-cell table:style-name="ce15" office:value-type="float" office:value="364" calcext:value-type="float">
            <text:p>364,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44" calcext:value-type="float">
            <text:p>244</text:p>
          </table:table-cell>
          <table:table-cell table:number-columns-repeated="1021"/>
        </table:table-row>
        <table:table-row table:style-name="ro2">
          <table:table-cell table:style-name="ce15" office:value-type="float" office:value="466.1" calcext:value-type="float">
            <text:p>466,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table:style-name="ce15" office:value-type="float" office:value="496.5" calcext:value-type="float">
            <text:p>496,5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76" calcext:value-type="float">
            <text:p>176</text:p>
          </table:table-cell>
          <table:table-cell table:number-columns-repeated="1021"/>
        </table:table-row>
        <table:table-row table:style-name="ro2">
          <table:table-cell table:style-name="ce16" office:value-type="float" office:value="576" calcext:value-type="float">
            <text:p>576,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8" calcext:value-type="float">
            <text:p>14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2.5. Pomiar wsp. wzmocnienia wzmacniacza operacyjnego dla zmiennych napięć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/>
          <table:table-cell table:style-name="ce47" office:value-type="string" calcext:value-type="string">
            <text:p>Uwaga:</text:p>
          </table:table-cell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number-columns-repeated="2" table:style-name="ce25" office:value-type="string" calcext:value-type="string">
            <text:p>[V]</text:p>
          </table:table-cell>
          <table:table-cell/>
          <table:table-cell table:style-name="ce47" office:value-type="string" calcext:value-type="string">
            <text:p>napięcia U<text:span text:style-name="T4">WE</text:span><text:span text:style-name="T5"> i U</text:span><text:span text:style-name="T6">WY</text:span><text:span text:style-name="T5"> zmierzone jako międzyszczytowe.</text:span>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08" calcext:value-type="float">
            <text:p>408</text:p>
          </table:table-cell>
          <table:table-cell table:number-columns-repeated="102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408" calcext:value-type="float">
            <text:p>408</text:p>
          </table:table-cell>
          <table:table-cell table:number-columns-repeated="102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600" calcext:value-type="float">
            <text:p>600</text:p>
          </table:table-cell>
          <table:table-cell table:number-columns-repeated="1020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252" calcext:value-type="float">
            <text:p>252</text:p>
          </table:table-cell>
          <table:table-cell table:number-columns-repeated="1020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0" calcext:value-type="float">
            <text:p>100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100" calcext:value-type="float">
            <text:p>1100</text:p>
          </table:table-cell>
          <table:table-cell table:number-columns-repeated="1020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0" calcext:value-type="float">
            <text:p>10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616" calcext:value-type="float">
            <text:p>616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00" calcext:value-type="float">
            <text:p>1000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600" calcext:value-type="float">
            <text:p>560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5.3. Wzmacniacz w układzie nieodwracającym – wtórnik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Aparatura użyta w części 5.3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1). Moduł doświadczalny W-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2). Zespół Źródeł Sterujących, nr inw. ZŹS-0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3). Multimetr Protek 506, nr inw. WD043.01-005-203 - do pomiaru U<text:span text:style-name="T1">WE</text:span><text:span text:style-name="T2">, zakres 40 V DC</text:span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4). Multimetr Kemot KT890, nr inw. I3/2.03/2017-K/4 - do pomiaru U<text:span text:style-name="T1">WY</text:span><text:span text:style-name="T2">, zakres 20 V DC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5). Generator funkcyjny DF1641B, nr inw. WD045.01-007-20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6). Oscyloskop cyfrowy SIGLENT SDS 1052DL, nr inw. I3/RPO/010/T8/68/3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7). Zasilacz Siglent SPD3303D, nr inw. WD051.02-004-203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35" table:number-columns-repeated="1023"/>
        </table:table-row>
        <table:table-row table:style-name="ro6">
          <table:table-cell table:style-name="ce4" office:value-type="string" calcext:value-type="string">
            <text:p>5.3.1. Wyznaczenie charakterystyki prze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Z<text:span text:style-name="T3">1</text:span></text:p>
          </table:table-cell>
          <table:table-cell table:style-name="ce5" office:value-type="string" calcext:value-type="string">
            <text:p>Z<text:span text:style-name="T3">2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∞</text:p>
          </table:table-cell>
          <table:table-cell table:style-name="ce36" office:value-type="float" office:value="0" calcext:value-type="float">
            <text:p>0,0</text:p>
          </table:table-cell>
          <table:table-cell table:style-name="ce41" office:value-type="float" office:value="-12.63" calcext:value-type="float">
            <text:p>-12,63</text:p>
          </table:table-cell>
          <table:table-cell table:style-name="ce38" table:formula="of:=ABS([.C197])*0.0005+0.005" office:value-type="float" office:value="0.011315" calcext:value-type="float">
            <text:p>0,011</text:p>
          </table:table-cell>
          <table:table-cell table:style-name="ce41" office:value-type="float" office:value="-12.55" calcext:value-type="float">
            <text:p>-12,55</text:p>
          </table:table-cell>
          <table:table-cell table:style-name="ce38" table:formula="of:=ABS([.E197])*0.005+0.02" office:value-type="float" office:value="0.08275" calcext:value-type="float">
            <text:p>0,083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42" office:value-type="float" office:value="-10.52" calcext:value-type="float">
            <text:p>-10,52</text:p>
          </table:table-cell>
          <table:table-cell table:style-name="ce38" table:formula="of:=ABS([.C198])*0.0005+0.005" office:value-type="float" office:value="0.01026" calcext:value-type="float">
            <text:p>0,010</text:p>
          </table:table-cell>
          <table:table-cell table:style-name="ce27" office:value-type="float" office:value="-10.54" calcext:value-type="float">
            <text:p>-10,54</text:p>
          </table:table-cell>
          <table:table-cell table:style-name="ce38" table:formula="of:=ABS([.E198])*0.005+0.02" office:value-type="float" office:value="0.0727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8.42" calcext:value-type="float">
            <text:p>-8,42</text:p>
          </table:table-cell>
          <table:table-cell table:style-name="ce38" table:formula="of:=ABS([.C199])*0.0005+0.005" office:value-type="float" office:value="0.00921" calcext:value-type="float">
            <text:p>0,009</text:p>
          </table:table-cell>
          <table:table-cell table:style-name="ce27" office:value-type="float" office:value="-8.44" calcext:value-type="float">
            <text:p>-8,44</text:p>
          </table:table-cell>
          <table:table-cell table:style-name="ce38" table:formula="of:=ABS([.E199])*0.005+0.02" office:value-type="float" office:value="0.0622" calcext:value-type="float">
            <text:p>0,062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6.37" calcext:value-type="float">
            <text:p>-6,37</text:p>
          </table:table-cell>
          <table:table-cell table:style-name="ce38" table:formula="of:=ABS([.C200])*0.0005+0.005" office:value-type="float" office:value="0.008185" calcext:value-type="float">
            <text:p>0,008</text:p>
          </table:table-cell>
          <table:table-cell table:style-name="ce27" office:value-type="float" office:value="-6.39" calcext:value-type="float">
            <text:p>-6,39</text:p>
          </table:table-cell>
          <table:table-cell table:style-name="ce38" table:formula="of:=ABS([.E200])*0.005+0.02" office:value-type="float" office:value="0.05195" calcext:value-type="float">
            <text:p>0,052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4.25" calcext:value-type="float">
            <text:p>-4,25</text:p>
          </table:table-cell>
          <table:table-cell table:style-name="ce38" table:formula="of:=ABS([.C201])*0.0005+0.005" office:value-type="float" office:value="0.007125" calcext:value-type="float">
            <text:p>0,007</text:p>
          </table:table-cell>
          <table:table-cell table:style-name="ce27" office:value-type="float" office:value="-4.26" calcext:value-type="float">
            <text:p>-4,26</text:p>
          </table:table-cell>
          <table:table-cell table:style-name="ce38" table:formula="of:=ABS([.E201])*0.005+0.02" office:value-type="float" office:value="0.0413" calcext:value-type="float">
            <text:p>0,041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2.15" calcext:value-type="float">
            <text:p>-2,15</text:p>
          </table:table-cell>
          <table:table-cell table:style-name="ce38" table:formula="of:=ABS([.C202])*0.0005+0.005" office:value-type="float" office:value="0.006075" calcext:value-type="float">
            <text:p>0,006</text:p>
          </table:table-cell>
          <table:table-cell table:style-name="ce27" office:value-type="float" office:value="-2.16" calcext:value-type="float">
            <text:p>-2,16</text:p>
          </table:table-cell>
          <table:table-cell table:style-name="ce38" table:formula="of:=ABS([.E202])*0.005+0.02" office:value-type="float" office:value="0.0308" calcext:value-type="float">
            <text:p>0,031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-1.04" calcext:value-type="float">
            <text:p>-1,04</text:p>
          </table:table-cell>
          <table:table-cell table:style-name="ce38" table:formula="of:=ABS([.C203])*0.0005+0.005" office:value-type="float" office:value="0.00552" calcext:value-type="float">
            <text:p>0,006</text:p>
          </table:table-cell>
          <table:table-cell table:style-name="ce27" office:value-type="float" office:value="-1.04" calcext:value-type="float">
            <text:p>-1,04</text:p>
          </table:table-cell>
          <table:table-cell table:style-name="ce38" table:formula="of:=ABS([.E203])*0.005+0.02" office:value-type="float" office:value="0.0252" calcext:value-type="float">
            <text:p>0,025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0" calcext:value-type="float">
            <text:p>0,00</text:p>
          </table:table-cell>
          <table:table-cell table:style-name="ce38" table:formula="of:=ABS([.C204])*0.0005+0.005" office:value-type="float" office:value="0.005" calcext:value-type="float">
            <text:p>0,005</text:p>
          </table:table-cell>
          <table:table-cell table:style-name="ce27" office:value-type="float" office:value="0" calcext:value-type="float">
            <text:p>0,00</text:p>
          </table:table-cell>
          <table:table-cell table:style-name="ce38" table:formula="of:=ABS([.E204])*0.005+0.02" office:value-type="float" office:value="0.02" calcext:value-type="float">
            <text:p>0,020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1" calcext:value-type="float">
            <text:p>1,00</text:p>
          </table:table-cell>
          <table:table-cell table:style-name="ce38" table:formula="of:=ABS([.C205])*0.0005+0.005" office:value-type="float" office:value="0.0055" calcext:value-type="float">
            <text:p>0,006</text:p>
          </table:table-cell>
          <table:table-cell table:style-name="ce27" office:value-type="float" office:value="1" calcext:value-type="float">
            <text:p>1,00</text:p>
          </table:table-cell>
          <table:table-cell table:style-name="ce38" table:formula="of:=ABS([.E205])*0.005+0.02" office:value-type="float" office:value="0.025" calcext:value-type="float">
            <text:p>0,025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2.16" calcext:value-type="float">
            <text:p>2,16</text:p>
          </table:table-cell>
          <table:table-cell table:style-name="ce38" table:formula="of:=ABS([.C206])*0.0005+0.005" office:value-type="float" office:value="0.00608" calcext:value-type="float">
            <text:p>0,006</text:p>
          </table:table-cell>
          <table:table-cell table:style-name="ce27" office:value-type="float" office:value="2.16" calcext:value-type="float">
            <text:p>2,16</text:p>
          </table:table-cell>
          <table:table-cell table:style-name="ce38" table:formula="of:=ABS([.E206])*0.005+0.02" office:value-type="float" office:value="0.0308" calcext:value-type="float">
            <text:p>0,031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4.22" calcext:value-type="float">
            <text:p>4,22</text:p>
          </table:table-cell>
          <table:table-cell table:style-name="ce38" table:formula="of:=ABS([.C207])*0.0005+0.005" office:value-type="float" office:value="0.00711" calcext:value-type="float">
            <text:p>0,007</text:p>
          </table:table-cell>
          <table:table-cell table:style-name="ce27" office:value-type="float" office:value="4.23" calcext:value-type="float">
            <text:p>4,23</text:p>
          </table:table-cell>
          <table:table-cell table:style-name="ce38" table:formula="of:=ABS([.E207])*0.005+0.02" office:value-type="float" office:value="0.04115" calcext:value-type="float">
            <text:p>0,041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6.49" calcext:value-type="float">
            <text:p>6,49</text:p>
          </table:table-cell>
          <table:table-cell table:style-name="ce38" table:formula="of:=ABS([.C208])*0.0005+0.005" office:value-type="float" office:value="0.008245" calcext:value-type="float">
            <text:p>0,008</text:p>
          </table:table-cell>
          <table:table-cell table:style-name="ce27" office:value-type="float" office:value="6.51" calcext:value-type="float">
            <text:p>6,51</text:p>
          </table:table-cell>
          <table:table-cell table:style-name="ce38" table:formula="of:=ABS([.E208])*0.005+0.02" office:value-type="float" office:value="0.05255" calcext:value-type="float">
            <text:p>0,053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∞</text:p>
          </table:table-cell>
          <table:table-cell table:style-name="ce15" office:value-type="float" office:value="0" calcext:value-type="float">
            <text:p>0,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C209])*0.0005+0.005" office:value-type="float" office:value="0.0103" calcext:value-type="float">
            <text:p>0,010</text:p>
          </table:table-cell>
          <table:table-cell table:style-name="ce27" office:value-type="float" office:value="10.63" calcext:value-type="float">
            <text:p>10,63</text:p>
          </table:table-cell>
          <table:table-cell table:style-name="ce38" table:formula="of:=ABS([.E209])*0.005+0.02" office:value-type="float" office:value="0.07315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22" office:value-type="string" calcext:value-type="string">
            <text:p>∞</text:p>
          </table:table-cell>
          <table:table-cell table:style-name="ce16" office:value-type="float" office:value="0" calcext:value-type="float">
            <text:p>0,0</text:p>
          </table:table-cell>
          <table:table-cell table:style-name="ce43" office:value-type="float" office:value="12.76" calcext:value-type="float">
            <text:p>12,76</text:p>
          </table:table-cell>
          <table:table-cell table:style-name="ce38" table:formula="of:=ABS([.C210])*0.0005+0.005" office:value-type="float" office:value="0.01138" calcext:value-type="float">
            <text:p>0,011</text:p>
          </table:table-cell>
          <table:table-cell table:style-name="ce43" office:value-type="float" office:value="12.79" calcext:value-type="float">
            <text:p>12,79</text:p>
          </table:table-cell>
          <table:table-cell table:style-name="ce38" table:formula="of:=ABS([.E210])*0.005+0.02" office:value-type="float" office:value="0.08395" calcext:value-type="float">
            <text:p>0,08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3.2. Pomiar rezystancji wejściowej wzmacniacza operacyjnego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6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41" office:value-type="float" office:value="10.57" calcext:value-type="float">
            <text:p>10,57</text:p>
          </table:table-cell>
          <table:table-cell table:style-name="ce38" table:formula="of:=ABS([.C217])*0.0005+0.005" office:value-type="float" office:value="0.010285" calcext:value-type="float">
            <text:p>0,010</text:p>
          </table:table-cell>
          <table:table-cell table:style-name="ce41" office:value-type="float" office:value="10.6" calcext:value-type="float">
            <text:p>10,60</text:p>
          </table:table-cell>
          <table:table-cell table:style-name="ce38" table:formula="of:=ABS([.E217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23" office:value-type="float" office:value="300" calcext:value-type="float">
            <text:p>300</text:p>
          </table:table-cell>
          <table:table-cell table:style-name="ce34" office:value-type="string" calcext:value-type="string">
            <text:p>∞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18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18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24" office:value-type="float" office:value="10000" calcext:value-type="float">
            <text:p>10000</text:p>
          </table:table-cell>
          <table:table-cell table:style-name="ce30" office:value-type="string" calcext:value-type="string">
            <text:p>∞</text:p>
          </table:table-cell>
          <table:table-cell table:style-name="ce43" office:value-type="float" office:value="10.57" calcext:value-type="float">
            <text:p>10,57</text:p>
          </table:table-cell>
          <table:table-cell table:style-name="ce38" table:formula="of:=ABS([.C219])*0.0005+0.005" office:value-type="float" office:value="0.010285" calcext:value-type="float">
            <text:p>0,010</text:p>
          </table:table-cell>
          <table:table-cell table:style-name="ce43" office:value-type="float" office:value="10.58" calcext:value-type="float">
            <text:p>10,58</text:p>
          </table:table-cell>
          <table:table-cell table:style-name="ce38" table:formula="of:=ABS([.E219])*0.005+0.02" office:value-type="float" office:value="0.0729" calcext:value-type="float">
            <text:p>0,07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3.3. Pomiar rezystancji wyjściowej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<text:span text:style-name="T7">S2</text:span><text:span text:style-name="T8">/R</text:span><text:span text:style-name="T9">S3</text:span></text:p>
          </table:table-cell>
          <table:table-cell table:style-name="ce25" office:value-type="string" calcext:value-type="string">
            <text:p>R<text:span text:style-name="T3">L</text:span></text:p>
          </table:table-cell>
          <table:table-cell table:style-name="ce37" office:value-type="string" calcext:value-type="string">
            <text:p><text:s/>Napięcie wejściowe</text:p>
          </table:table-cell>
          <table:table-cell table:style-name="ce44"/>
          <table:table-cell table:style-name="ce46" office:value-type="string" calcext:value-type="string">
            <text:p><text:s/>Napięcie wyjściowe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2" table:style-name="ce25" office:value-type="string" calcext:value-type="string">
            <text:p>[kΩ]</text:p>
          </table:table-cell>
          <table:table-cell table:style-name="ce25" office:value-type="string" calcext:value-type="string">
            <text:p>U<text:span text:style-name="T1">WE</text:span><text:span text:style-name="T2"> [V]</text:span></text:p>
          </table:table-cell>
          <table:table-cell table:style-name="ce25" office:value-type="string" calcext:value-type="string">
            <text:p>ΔU<text:span text:style-name="T1">WE</text:span><text:span text:style-name="T2"> [V]</text:span></text:p>
          </table:table-cell>
          <table:table-cell table:style-name="ce25" office:value-type="string" calcext:value-type="string">
            <text:p>U<text:span text:style-name="T1">WY</text:span><text:span text:style-name="T2"> [V]</text:span></text:p>
          </table:table-cell>
          <table:table-cell table:style-name="ce25" office:value-type="string" calcext:value-type="string">
            <text:p>ΔU<text:span text:style-name="T1">WY</text:span><text:span text:style-name="T2"> [V]</text:span>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-</text:p>
          </table:table-cell>
          <table:table-cell table:style-name="ce29" office:value-type="string" calcext:value-type="string">
            <text:p>∞</text:p>
          </table:table-cell>
          <table:table-cell table:style-name="ce41" office:value-type="float" office:value="10.57" calcext:value-type="float">
            <text:p>10,57</text:p>
          </table:table-cell>
          <table:table-cell table:style-name="ce38" table:formula="of:=ABS([.C226])*0.0005+0.005" office:value-type="float" office:value="0.010285" calcext:value-type="float">
            <text:p>0,010</text:p>
          </table:table-cell>
          <table:table-cell table:style-name="ce41" office:value-type="float" office:value="10.6" calcext:value-type="float">
            <text:p>10,60</text:p>
          </table:table-cell>
          <table:table-cell table:style-name="ce38" table:formula="of:=ABS([.E226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20" calcext:value-type="float">
            <text:p>20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27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27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28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28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table:style-name="ce27" office:value-type="float" office:value="10.57" calcext:value-type="float">
            <text:p>10,57</text:p>
          </table:table-cell>
          <table:table-cell table:style-name="ce38" table:formula="of:=ABS([.C229])*0.0005+0.005" office:value-type="float" office:value="0.010285" calcext:value-type="float">
            <text:p>0,01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8" table:formula="of:=ABS([.E229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3" office:value-type="float" office:value="10.57" calcext:value-type="float">
            <text:p>10,57</text:p>
          </table:table-cell>
          <table:table-cell table:style-name="ce38" table:formula="of:=ABS([.C230])*0.0005+0.005" office:value-type="float" office:value="0.010285" calcext:value-type="float">
            <text:p>0,010</text:p>
          </table:table-cell>
          <table:table-cell table:style-name="ce43" office:value-type="float" office:value="10.6" calcext:value-type="float">
            <text:p>10,60</text:p>
          </table:table-cell>
          <table:table-cell table:style-name="ce38" table:formula="of:=ABS([.E230])*0.005+0.02" office:value-type="float" office:value="0.073" calcext:value-type="float">
            <text:p>0,07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4" office:value-type="string" calcext:value-type="string">
            <text:p>5.3.4. Pomiar pasma przenoszenia wzmacniacza operacyjneg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Z<text:span text:style-name="T4">1</text:span><text:span text:style-name="T5"> = ∞, Z</text:span><text:span text:style-name="T6">2</text:span><text:span text:style-name="T5"> = 0 kΩ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U<text:span text:style-name="T3">WE</text:span></text:p>
          </table:table-cell>
          <table:table-cell table:style-name="ce5" office:value-type="string" calcext:value-type="string">
            <text:p>U<text:span text:style-name="T3">WY</text:span>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[kHz]</text:p>
          </table:table-cell>
          <table:table-cell table:number-columns-repeated="2" table:style-name="ce25" office:value-type="string" calcext:value-type="string">
            <text:p>[mV]</text:p>
          </table:table-cell>
          <table:table-cell table:number-columns-repeated="1021"/>
        </table:table-row>
        <table:table-row table:style-name="ro2">
          <table:table-cell table:style-name="ce14" office:value-type="float" office:value="0.2963" calcext:value-type="float">
            <text:p>0,2963</text:p>
          </table:table-cell>
          <table:table-cell table:style-name="ce36" office:value-type="float" office:value="18.8" calcext:value-type="float">
            <text:p>18,8</text:p>
          </table:table-cell>
          <table:table-cell table:style-name="ce36" office:value-type="float" office:value="20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26" office:value-type="float" office:value="2.951" calcext:value-type="float">
            <text:p>2,951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27" office:value-type="float" office:value="30.12" calcext:value-type="float">
            <text:p>30,12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20" calcext:value-type="float">
            <text:p>20,0</text:p>
          </table:table-cell>
          <table:table-cell table:number-columns-repeated="1021"/>
        </table:table-row>
        <table:table-row table:style-name="ro2">
          <table:table-cell table:style-name="ce15" office:value-type="float" office:value="310" calcext:value-type="float">
            <text:p>310,0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5" office:value-type="float" office:value="634.1" calcext:value-type="float">
            <text:p>634,1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5" office:value-type="float" office:value="814.2" calcext:value-type="float">
            <text:p>814,2</text:p>
          </table:table-cell>
          <table:table-cell table:style-name="ce15" office:value-type="float" office:value="18.8" calcext:value-type="float">
            <text:p>18,8</text:p>
          </table:table-cell>
          <table:table-cell table:style-name="ce15" office:value-type="float" office:value="19.6" calcext:value-type="float">
            <text:p>19,6</text:p>
          </table:table-cell>
          <table:table-cell table:number-columns-repeated="1021"/>
        </table:table-row>
        <table:table-row table:style-name="ro2">
          <table:table-cell table:style-name="ce15" office:value-type="float" office:value="910" calcext:value-type="float">
            <text:p>910,0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5" office:value-type="float" office:value="999.3" calcext:value-type="float">
            <text:p>999,3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28" office:value-type="float" office:value="1101" calcext:value-type="float">
            <text:p>1101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28" office:value-type="float" office:value="1201" calcext:value-type="float">
            <text:p>1201</text:p>
          </table:table-cell>
          <table:table-cell table:style-name="ce15" office:value-type="float" office:value="18" calcext:value-type="float">
            <text:p>18,0</text:p>
          </table:table-cell>
          <table:table-cell table:style-name="ce15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28" office:value-type="float" office:value="1300" calcext:value-type="float">
            <text:p>1300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4.8" calcext:value-type="float">
            <text:p>14,8</text:p>
          </table:table-cell>
          <table:table-cell table:number-columns-repeated="1021"/>
        </table:table-row>
        <table:table-row table:style-name="ro2">
          <table:table-cell table:style-name="ce28" office:value-type="float" office:value="1401" calcext:value-type="float">
            <text:p>1401</text:p>
          </table:table-cell>
          <table:table-cell table:style-name="ce15" office:value-type="float" office:value="18" calcext:value-type="float">
            <text:p>18,0</text:p>
          </table:table-cell>
          <table:table-cell table:style-name="ce15" office:value-type="float" office:value="13.6" calcext:value-type="float">
            <text:p>13,6</text:p>
          </table:table-cell>
          <table:table-cell table:number-columns-repeated="1021"/>
        </table:table-row>
        <table:table-row table:style-name="ro2">
          <table:table-cell table:style-name="ce28" office:value-type="float" office:value="1451" calcext:value-type="float">
            <text:p>1451</text:p>
          </table:table-cell>
          <table:table-cell table:style-name="ce15" office:value-type="float" office:value="18.4" calcext:value-type="float">
            <text:p>18,4</text:p>
          </table:table-cell>
          <table:table-cell table:style-name="ce15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24" office:value-type="float" office:value="1508" calcext:value-type="float">
            <text:p>1508</text:p>
          </table:table-cell>
          <table:table-cell table:style-name="ce16" office:value-type="float" office:value="18.4" calcext:value-type="float">
            <text:p>18,4</text:p>
          </table:table-cell>
          <table:table-cell table:style-name="ce16" office:value-type="float" office:value="12.8" calcext:value-type="float">
            <text:p>12,8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model licznika</text:p>
          </table:table-cell>
          <table:table-cell table:style-name="Default" office:value-type="string" calcext:value-type="string">
            <text:p>zakres</text:p>
          </table:table-cell>
          <table:table-cell table:style-name="Default" office:value-type="string" calcext:value-type="string">
            <text:p>dgts</text:p>
          </table:table-cell>
          <table:table-cell table:style-name="Default" office:value-type="string" calcext:value-type="string">
            <text:p>niepewność graniczna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UT-804</text:p>
          </table:table-cell>
          <table:table-cell table:style-name="Default" office:value-type="string" calcext:value-type="string">
            <text:p>40 V</text:p>
          </table:table-cell>
          <table:table-cell table:style-name="Default" office:value-type="string" calcext:value-type="string">
            <text:p>0,001 V</text:p>
          </table:table-cell>
          <table:table-cell table:style-name="ce45" office:value-type="string" calcext:value-type="string">
            <text:p>∆U = ±(0,05% |rdg| + 5 dgts)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rotek 506</text:p>
          </table:table-cell>
          <table:table-cell table:style-name="Default" office:value-type="string" calcext:value-type="string">
            <text:p>40 V</text:p>
          </table:table-cell>
          <table:table-cell table:style-name="Default" office:value-type="string" calcext:value-type="string">
            <text:p>0,01 V</text:p>
          </table:table-cell>
          <table:table-cell table:style-name="ce45" office:value-type="string" calcext:value-type="string">
            <text:p>∆U = ±(0,5% |rdg| + 2 dgts) </text:p>
          </table:table-cell>
          <table:table-cell table:number-columns-repeated="1020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 number:title="Użytkownika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loext:min-decimal-places="4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 number:title="Użytkownika">
      <number:number number:decimal-places="3" loext:min-decimal-places="3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estaw_20_4" style:display-name="PageStyle_zestaw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21:54:11</meta:creation-date>
    <dc:date>2020-12-16T21:44:41.511073249</dc:date>
    <meta:editing-duration>PT16M27S</meta:editing-duration>
    <meta:editing-cycles>2</meta:editing-cycles>
    <meta:generator>LibreOffice/6.4.7.2$Linux_X86_64 LibreOffice_project/40$Build-2</meta:generator>
    <meta:document-statistic meta:table-count="1" meta:cell-count="88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 number:title="Użytkownika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28" number:title="Użytkownika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3" style:family="chart" style:data-style-name="N128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4cm" svg:height="9.759cm" xlink:href=".." xlink:type="simple" chart:class="chart:scatter" chart:style-name="ch1">
        <chart:plot-area chart:style-name="ch2" table:cell-range-address="'zestaw 4'.C17:'zestaw 4'.C43 'zestaw 4'.E17:'zestaw 4'.E43" svg:x="2.033cm" svg:y="0.343cm" svg:width="14.966cm" svg:height="8.654cm">
          <chartooo:coordinate-region svg:x="2.271cm" svg:y="0.991cm" svg:width="14cm" svg:height="7.807cm"/>
          <chart:axis chart:dimension="x" chart:name="primary-x" chart:style-name="ch3">
            <chart:title svg:x="16.293cm" svg:y="9.17cm" chart:style-name="ch4">
              <text:p>U_We [V]</text:p>
            </chart:title>
            <chart:grid chart:style-name="ch5" chart:class="major"/>
            <chart:grid chart:style-name="ch6" chart:class="minor"/>
          </chart:axis>
          <chart:axis chart:dimension="x" chart:name="secondary-x" chart:style-name="ch7">
            <chart:title svg:x="0cm" svg:y="0.274cm" chart:style-name="ch4">
              <text:p>U_Wy [V]</text:p>
            </chart:title>
          </chart:axis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'zestaw 4'.E17:'zestaw 4'.E43" chart:class="chart:scatter">
            <chart:domain table:cell-range-address="'zestaw 4'.C17:'zestaw 4'.C43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015">
                <text:p>-12.015</text:p>
                <draw:g>
                  <svg:desc>'zestaw 4'.C17:'zestaw 4'.C43</svg:desc>
                </draw:g>
              </table:table-cell>
              <table:table-cell office:value-type="float" office:value="14.07">
                <text:p>14.07</text:p>
                <draw:g>
                  <svg:desc>'zestaw 4'.E17:'zestaw 4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.039">
                <text:p>-11.039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047">
                <text:p>-10.047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023">
                <text:p>-9.02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033">
                <text:p>-8.03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31">
                <text:p>-7.131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96">
                <text:p>-6.96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634">
                <text:p>-6.634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011">
                <text:p>-6.011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032">
                <text:p>-5.032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999">
                <text:p>-3.99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003">
                <text:p>-3.003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9">
                <text:p>-1.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91">
                <text:p>-0.99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2">
                <text:p>1.062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">
                <text:p>2.0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3">
                <text:p>3.003</text:p>
              </table:table-cell>
              <table:table-cell office:value-type="float" office:value="-5.94">
                <text:p>-5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7">
                <text:p>4.07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11">
                <text:p>5.011</text:p>
              </table:table-cell>
              <table:table-cell office:value-type="float" office:value="-9.82">
                <text:p>-9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16">
                <text:p>5.716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61">
                <text:p>6.061</text:p>
              </table:table-cell>
              <table:table-cell office:value-type="float" office:value="-11.87">
                <text:p>-1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75">
                <text:p>6.475</text:p>
              </table:table-cell>
              <table:table-cell office:value-type="float" office:value="-12.69">
                <text:p>-12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58">
                <text:p>7.058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029">
                <text:p>8.029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28">
                <text:p>10.128</text:p>
              </table:table-cell>
              <table:table-cell office:value-type="float" office:value="-13.04">
                <text:p>-13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924">
                <text:p>11.924</text:p>
              </table:table-cell>
              <table:table-cell office:value-type="float" office:value="-13.04">
                <text:p>-13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